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0427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ов 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string" table:style-name="ce2">
            <text:p>1;2;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office:value-type="string" table:style-name="ce2">
            <text:p>2; 3; 4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string" table:style-name="ce2">
            <text:p>4; 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3; 5;6;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3; 4; 7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string" table:style-name="ce2">
            <text:p>7;8;1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4" table:style-name="ce1">
            <text:p>34</text:p>
          </table:table-cell>
          <table:table-cell office:value-type="string" table:style-name="ce2">
            <text:p>4;5;9; 1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2" table:style-name="ce1">
            <text:p>32</text:p>
          </table:table-cell>
          <table:table-cell office:value-type="string" table:style-name="ce2">
            <text:p>8; 1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string" table:style-name="ce2">
            <text:p>12;13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>14; 15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3" table:style-name="ce1">
            <text:p>33</text:p>
          </table:table-cell>
          <table:table-cell office:value-type="string" table:style-name="ce2">
            <text:p>10;11;15</text:p>
          </table:table-cell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HP</meta:initial-creator>
    <dc:creator>minf</dc:creator>
    <meta:creation-date>2022-07-26T06:42:39Z</meta:creation-date>
    <dc:date>2023-02-20T13:17:48Z</dc:date>
  </office:meta>
</office:document-meta>
</file>